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2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3" style:family="paragraph" style:parent-style-name="Standard">
      <style:text-properties fo:color="#000000" fo:font-weight="bold" officeooo:rsid="002284af" officeooo:paragraph-rsid="002284af" style:font-weight-asian="bold" style:font-weight-complex="bold"/>
    </style:style>
    <style:style style:name="P4" style:family="paragraph" style:parent-style-name="Standard">
      <style:text-properties fo:color="#000000" fo:font-weight="normal" officeooo:rsid="00232e05" officeooo:paragraph-rsid="00232e05" style:font-weight-asian="normal" style:font-weight-complex="normal"/>
    </style:style>
    <style:style style:name="P5" style:family="paragraph" style:parent-style-name="Standard" style:list-style-name="L1">
      <style:text-properties fo:color="#996600" fo:font-weight="normal" officeooo:rsid="0023636d" officeooo:paragraph-rsid="0023636d" style:font-weight-asian="normal" style:font-weight-complex="normal"/>
    </style:style>
    <style:style style:name="P6" style:family="paragraph" style:parent-style-name="Standard" style:list-style-name="L2">
      <style:text-properties fo:color="#0066cc" fo:font-weight="normal" officeooo:rsid="0023636d" officeooo:paragraph-rsid="0023636d" style:font-weight-asian="normal" style:font-weight-complex="normal"/>
    </style:style>
    <style:style style:name="P7" style:family="paragraph" style:parent-style-name="Standard">
      <style:text-properties fo:color="#0066cc" fo:font-weight="normal" officeooo:rsid="0023636d" officeooo:paragraph-rsid="0023636d" style:font-weight-asian="normal" style:font-weight-complex="normal"/>
    </style:style>
    <style:style style:name="P8" style:family="paragraph" style:parent-style-name="Standard">
      <style:text-properties fo:color="#000000" fo:font-weight="normal" officeooo:rsid="0023636d" officeooo:paragraph-rsid="0023636d" style:font-weight-asian="normal" style:font-weight-complex="normal"/>
    </style:style>
    <style:style style:name="P9" style:family="paragraph" style:parent-style-name="Standard">
      <style:text-properties fo:color="#000000" fo:font-weight="bold" officeooo:rsid="0023636d" officeooo:paragraph-rsid="0023636d" style:font-weight-asian="bold" style:font-weight-complex="bold"/>
    </style:style>
    <style:style style:name="T1" style:family="text">
      <style:text-properties officeooo:rsid="0023636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ff3333"/>
    </style:style>
    <style:style style:name="T8" style:family="text">
      <style:text-properties fo:color="#ff3333" style:text-underline-style="none"/>
    </style:style>
    <style:style style:name="T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1">3</text:span>L<text:span text:style-name="T1">2</text:span> Notes</text:p>
      <text:p text:style-name="P1"/>
      <text:p text:style-name="P2">Objectives:</text:p>
      <text:list xml:id="list8581003100740430752" text:style-name="L1">
        <text:list-item>
          <text:p text:style-name="P5">Describe how calorimeters are used to measure heat flow.</text:p>
        </text:list-item>
        <text:list-item>
          <text:p text:style-name="P5">Construct thermochemical equations.</text:p>
        </text:list-item>
        <text:list-item>
          <text:p text:style-name="P5">Solve for enthalpy changes in chemical reactions by using heats of reaction.</text:p>
        </text:list-item>
      </text:list>
      <text:p text:style-name="P2"/>
      <text:p text:style-name="P2">Key Concepts:</text:p>
      <text:list xml:id="list184365698321562026" text:style-name="L2">
        <text:list-item>
          <text:p text:style-name="P6">What basic concepts apply to calorimetry?</text:p>
        </text:list-item>
        <text:list-item>
          <text:p text:style-name="P6">How can you express the enthalpy change for a reaction in a chemical reaction?</text:p>
        </text:list-item>
      </text:list>
      <text:p text:style-name="P7"/>
      <text:p text:style-name="P7"/>
      <text:p text:style-name="P9">Calorimetry</text:p>
      <text:p text:style-name="P9"/>
      <text:p text:style-name="P9"><text:tab/><text:span text:style-name="T4">Calorimetry</text:span><text:span text:style-name="T6"> is the precise measurement of the heat flow into or out of a system for chemical <text:tab/>and physical processes.</text:span></text:p>
      <text:p text:style-name="P9"><text:span text:style-name="T6"/></text:p>
      <text:p text:style-name="P9"><text:span text:style-name="T6"><text:tab/></text:span><text:span text:style-name="T8">In calorimetry, the heat released by the system is equal to the heat absorbed by its <text:tab/>surroundings. Conversely, the heat absorbed by a system is equal to the heat released by <text:tab/>its surroundings.</text:span></text:p>
      <text:p text:style-name="P9"/>
      <text:p text:style-name="P9">..</text:p>
      <text:p text:style-name="P9"/>
      <text:p text:style-name="P9">Calorimeter</text:p>
      <text:p text:style-name="P9"/>
      <text:p text:style-name="P9"><text:tab/><text:span text:style-name="T2">The insulated device used to measure the absorption or release of heat in chemical or physical <text:tab/>processes is called a </text:span><text:span text:style-name="T4">calorimeter</text:span><text:span text:style-name="T2">.</text:span></text:p>
      <text:p text:style-name="P9"/>
      <text:p text:style-name="P9">..</text:p>
      <text:p text:style-name="P9"/>
      <text:p text:style-name="P9">Enthalpy</text:p>
      <text:p text:style-name="P9"/>
      <text:p text:style-name="P9"><text:tab/><text:span text:style-name="T2">The heat content of a system at constant pressure is the same as a property called the </text:span><text:span text:style-name="T4">Enthalpy</text:span><text:span text:style-name="T6"> <text:tab/>(</text:span><text:span text:style-name="T9">H</text:span><text:span text:style-name="T10">) of the system.</text:span></text:p>
      <text:p text:style-name="P9"><text:span text:style-name="T10"/></text:p>
      <text:p text:style-name="P9"><text:span text:style-name="T10"><text:tab/>The terms heat and enthalpy change are used interchangeably, in other words, </text:span><text:span text:style-name="T9">q</text:span><text:span text:style-name="T10"> = delta </text:span><text:span text:style-name="T9">H</text:span><text:span text:style-name="T10">.</text:span></text:p>
      <text:p text:style-name="P9"/>
      <text:p text:style-name="P9">..</text:p>
      <text:p text:style-name="P9"/>
      <text:p text:style-name="P9"><text:tab/><text:span text:style-name="T7">In a ch<text:tab/>emical equation, the enthalpy change for the reaction can be written as either a <text:tab/>reactant or a product.</text:span></text:p>
      <text:p text:style-name="P9"/>
      <text:p text:style-name="P9">Thermochemical equation</text:p>
      <text:p text:style-name="P9"/>
      <text:p text:style-name="P9"><text:tab/><text:span text:style-name="T2">A chemical equation that includes the enthalpy change is called a </text:span><text:span text:style-name="T4">thermochemical equation</text:span><text:span text:style-name="T6">.</text:span><text:tab/></text:p>
      <text:p text:style-name="P9"/>
      <text:p text:style-name="P9">..</text:p>
      <text:p text:style-name="P9"/>
      <text:p text:style-name="P9"><text:soft-page-break/>Heat of Reaction</text:p>
      <text:p text:style-name="P9"/>
      <text:p text:style-name="P8"><text:tab/>The <text:span text:style-name="T3">Heat of Reaction</text:span><text:span text:style-name="T5"> is the enthalpy change for the chemical equation exactly as it is written.</text:span></text:p>
      <text:p text:style-name="P9"/>
      <text:p text:style-name="P9">..</text:p>
      <text:p text:style-name="P9"/>
      <text:p text:style-name="P9">Heat of Combustion</text:p>
      <text:p text:style-name="P9"/>
      <text:p text:style-name="P9"><text:tab/><text:span text:style-name="T2">The </text:span><text:span text:style-name="T4">Heat of Combustion</text:span><text:span text:style-name="T6"> is the heat of reaction for the complete burning of one mole of a <text:tab/>substance.</text:span></text:p>
      <text:p text:style-name="P9"/>
      <text:p text:style-name="P9">..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6-04-01T12:53:33.823929012</dc:date>
    <meta:editing-duration>PT20H44M10S</meta:editing-duration>
    <meta:editing-cycles>15</meta:editing-cycles>
    <meta:generator>LibreOffice/4.4.7.2$Linux_X86_64 LibreOffice_project/40$Build-2</meta:generator>
    <meta:document-statistic meta:table-count="0" meta:image-count="0" meta:object-count="0" meta:page-count="2" meta:paragraph-count="29" meta:word-count="253" meta:character-count="1475" meta:non-whitespace-character-count="1239"/>
  </office:meta>
</office:document-meta>
</file>